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-09-2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</table:table>
      <table:table table:name="2018-09-2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</table:table>
      <table:table table:name="2017-09-15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2016-09-16" table:style-name="ta1"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oosevel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</table:table>
      <table:table table:name="2015-09-18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table table:name="2014-09-19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table table:name="2013-09-20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table table:name="2012-09-21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table table:name="2011-09-16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</table:table>
      <table:table table:name="2010-09-17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2009-09-18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table table:name="2008-09-19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</table:table-row>
      </table:table>
      <table:table table:name="2007-09-21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</table:table>
      <table:table table:name="2006-09-15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shor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</table:table>
      <table:table table:name="2005-09-16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</table:table-row>
      </table:table>
      <table:table table:name="2004-09-17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</table:table>
      <table:table table:name="2003-09-19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table table:name="2002-09-20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Cleghorn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</table:table>
      <table:table table:name="2001-09-21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leghorn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</table:table>
      <table:table table:name="2000-09-15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leghorn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1" calcext:value-type="float">
            <text:p>21</text:p>
          </table:table-cell>
        </table:table-row>
      </table:table>
      <table:table table:name="1999-09-17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leghorn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1998-09-18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leghorn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0:53:26.362063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4T16:55:31.354156771</meta:creation-date>
    <dc:date>2020-08-09T18:58:55.110300815</dc:date>
    <meta:editing-duration>PT17H54M45S</meta:editing-duration>
    <meta:editing-cycles>25</meta:editing-cycles>
    <meta:generator>LibreOffice/6.4.4.2$Linux_X86_64 LibreOffice_project/40$Build-2</meta:generator>
    <meta:document-statistic meta:table-count="22" meta:cell-count="5215" meta:object-count="0"/>
  </office:meta>
</office:document-meta>
</file>